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08 – Registrar Usuario</text:p>
      <text:p text:style-name="P1"/>
      <text:p text:style-name="P6"><text:span text:style-name="T1">Clase</text:span> Registración</text:p>
      <text:list xml:id="list900729013" text:style-name="L1">
        <text:list-item>
          <text:p text:style-name="P8">Responsabilidades</text:p>
          <text:list>
            <text:list-item>
              <text:p text:style-name="P9">Mostrar los campos a llenar para la registración</text:p>
            </text:list-item>
            <text:list-item>
              <text:p text:style-name="P9"/>
              <text:p text:style-name="P11"/>
            </text:list-item>
          </text:list>
        </text:list-item>
        <text:list-item>
          <text:p text:style-name="P8">Atributos</text:p>
          <text:list>
            <text:list-item>
              <text:p text:style-name="P9">Nombre usuario</text:p>
            </text:list-item>
            <text:list-item>
              <text:p text:style-name="P9">Apellido usuario</text:p>
            </text:list-item>
            <text:list-item>
              <text:p text:style-name="P9">Fecha de nacimiento</text:p>
            </text:list-item>
            <text:list-item>
              <text:p text:style-name="P9">Email usuario</text:p>
            </text:list-item>
            <text:list-item>
              <text:p text:style-name="P9">Contraseña<text:tab/></text:p>
              <text:p text:style-name="P9"/>
            </text:list-item>
          </text:list>
        </text:list-item>
      </text:list>
      <text:p text:style-name="P5"/>
      <text:p text:style-name="P5"/>
      <text:p text:style-name="P7"><text:span text:style-name="T1">Clase</text:span> Controlador de campos</text:p>
      <text:list xml:id="list628747189" text:continue-numbering="true" text:style-name="L1">
        <text:list-item>
          <text:p text:style-name="P8">Responsabilidades</text:p>
          <text:list>
            <text:list-item>
              <text:p text:style-name="P9">Saber qué campos fueron completados correctamente</text:p>
            </text:list-item>
            <text:list-item>
              <text:p text:style-name="P9">Avisar de inconsistencias</text:p>
            </text:list-item>
          </text:list>
        </text:list-item>
      </text:list>
      <text:p text:style-name="P4"/>
      <text:list xml:id="list1040760556" text:continue-numbering="true" text:style-name="L1">
        <text:list-item>
          <text:p text:style-name="P8">Atributos</text:p>
          <text:list>
            <text:list-header>
              <text:p text:style-name="P10"/>
              <text:p text:style-name="P9"/>
            </text:list-header>
          </text:list>
        </text:list-item>
      </text:list>
      <text:p text:style-name="P5"/>
      <text:p text:style-name="P5"/>
      <text:p text:style-name="P7"><text:span text:style-name="T1">Clase</text:span> Controlador de Usuario existente</text:p>
      <text:list xml:id="list255875350" text:continue-numbering="true" text:style-name="L1">
        <text:list-item>
          <text:p text:style-name="P8">Responsabilidades</text:p>
          <text:list>
            <text:list-item>
              <text:p text:style-name="P9">Saber sí un usuario existente tiene los mismos datos que el usuario registrante</text:p>
              <text:p text:style-name="P11"/>
            </text:list-item>
          </text:list>
        </text:list-item>
        <text:list-item>
          <text:p text:style-name="P8">Atributos</text:p>
          <text:list>
            <text:list-header>
              <text:p text:style-name="P10"/>
              <text:p text:style-name="P9"/>
            </text:list-header>
          </text:list>
        </text:list-item>
      </text:list>
      <text:p text:style-name="P5"/>
      <text:p text:style-name="P7"><text:span text:style-name="T1">Clase</text:span> Nuevo Usuario</text:p>
      <text:list xml:id="list779349365" text:continue-numbering="true" text:style-name="L1">
        <text:list-item>
          <text:p text:style-name="P8">Responsabilidades</text:p>
          <text:list>
            <text:list-item>
              <text:p text:style-name="P9">Generar un nuevo usuario como entidad </text:p>
            </text:list-item>
          </text:list>
        </text:list-item>
      </text:list>
      <text:p text:style-name="P4"/>
      <text:list xml:id="list1069180084" text:continue-numbering="true" text:style-name="L1">
        <text:list-item>
          <text:p text:style-name="P8">Atributos</text:p>
          <text:list>
            <text:list-item>
              <text:p text:style-name="P9">Nombre</text:p>
            </text:list-item>
            <text:list-item>
              <text:p text:style-name="P9">Apellido</text:p>
            </text:list-item>
            <text:list-item>
              <text:p text:style-name="P9">Fecha nacimiento</text:p>
            </text:list-item>
            <text:list-item>
              <text:p text:style-name="P9">Contraseña</text:p>
            </text:list-item>
            <text:list-item>
              <text:p text:style-name="P9">Amigo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7-07T00:31:07</dc:date>
    <dc:creator>ing gargantini</dc:creator>
    <meta:editing-duration>PT1H45M27S</meta:editing-duration>
    <meta:editing-cycles>36</meta:editing-cycles>
    <meta:generator>LibreOffice/3.3$Linux LibreOffice_project/330m19$Build-202</meta:generator>
    <meta:document-statistic meta:table-count="0" meta:image-count="0" meta:object-count="0" meta:page-count="1" meta:paragraph-count="30" meta:word-count="110" meta:character-count="674"/>
  </office:meta>
</office:document-meta>
</file>